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9.995cm" fo:margin-left="-1.508cm" fo:margin-right="-1.487cm" table:align="margins" fo:background-color="transparent">
        <style:background-image/>
      </style:table-properties>
    </style:style>
    <style:style style:name="Tabla1.A" style:family="table-column">
      <style:table-column-properties style:column-width="3.006cm" style:rel-column-width="9851*"/>
    </style:style>
    <style:style style:name="Tabla1.B" style:family="table-column">
      <style:table-column-properties style:column-width="2.702cm" style:rel-column-width="8856*"/>
    </style:style>
    <style:style style:name="Tabla1.C" style:family="table-column">
      <style:table-column-properties style:column-width="14.288cm" style:rel-column-width="46828*"/>
    </style:style>
    <style:style style:name="Tabla1.1" style:family="table-row">
      <style:table-row-properties style:min-row-height="2.609cm" fo:background-color="transparent">
        <style:background-image/>
      </style:table-row-properties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2" style:family="table">
      <style:table-properties style:width="16.801cm" fo:margin-left="0.079cm" fo:margin-right="0.12cm" table:align="margins" fo:background-color="transparent">
        <style:background-image/>
      </style:table-properties>
    </style:style>
    <style:style style:name="Tabla2.A" style:family="table-column">
      <style:table-column-properties style:column-width="2.854cm" style:rel-column-width="11132*"/>
    </style:style>
    <style:style style:name="Tabla2.B" style:family="table-column">
      <style:table-column-properties style:column-width="13.947cm" style:rel-column-width="54403*"/>
    </style:style>
    <style:style style:name="Tabla2.1" style:family="table-row">
      <style:table-row-properties style:min-row-height="15.194cm" fo:background-color="transparent">
        <style:background-image/>
      </style:table-row-properties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906bd" officeooo:paragraph-rsid="0057e523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b0266" officeooo:paragraph-rsid="005b0266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b0266" officeooo:paragraph-rsid="006015c0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b8226" officeooo:paragraph-rsid="005b8226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b8226" officeooo:paragraph-rsid="005bc522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e3b13" officeooo:paragraph-rsid="005e3b13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e3b13" officeooo:paragraph-rsid="006015c0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6015c0" officeooo:paragraph-rsid="006015c0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633ecd" officeooo:paragraph-rsid="00633ecd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6a0847" officeooo:paragraph-rsid="006aea90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65cf9f" officeooo:paragraph-rsid="0065cf9f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bold" officeooo:rsid="00610f06" officeooo:paragraph-rsid="00610f06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5e3b13" officeooo:paragraph-rsid="005e3b13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5cf9f" officeooo:paragraph-rsid="0065cf9f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a0847" officeooo:paragraph-rsid="006aea90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a0847" officeooo:paragraph-rsid="006bcb1e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b407b" officeooo:paragraph-rsid="006b407b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5e3b13" officeooo:paragraph-rsid="006a084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07dda" officeooo:paragraph-rsid="0067c851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07dda" officeooo:paragraph-rsid="00707dda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07dda" officeooo:paragraph-rsid="0077143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solid" style:text-underline-width="auto" style:text-underline-color="font-color" fo:font-weight="normal" officeooo:rsid="005e3b13" officeooo:paragraph-rsid="006aea90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fo:language="es" fo:country="ES" fo:font-style="normal" style:text-underline-style="none" fo:font-weight="normal" officeooo:rsid="0067c851" officeooo:paragraph-rsid="0067c85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fo:language="es" fo:country="ES" fo:font-style="normal" style:text-underline-style="none" fo:font-weight="normal" officeooo:rsid="0067c851" officeooo:paragraph-rsid="006ccd7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fo:language="es" fo:country="ES" fo:font-style="normal" style:text-underline-style="none" fo:font-weight="normal" officeooo:rsid="006ccd74" officeooo:paragraph-rsid="006ccd7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s" fo:country="ES"/>
    </style:style>
    <style:style style:name="P27" style:family="paragraph" style:parent-style-name="Standard">
      <style:paragraph-properties fo:text-align="start" style:justify-single-word="false"/>
      <style:text-properties style:font-name="Arial Black" fo:font-size="40pt" fo:language="es" fo:country="ES" fo:font-weight="bold" officeooo:rsid="0016a7ea" officeooo:paragraph-rsid="0016a7ea" style:font-size-asian="40pt" style:font-weight-asian="bold" style:font-size-complex="4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language="es" fo:country="ES" officeooo:rsid="0016a7ea" officeooo:paragraph-rsid="0016a7ea"/>
    </style:style>
    <style:style style:name="P29" style:family="paragraph" style:parent-style-name="Standard">
      <style:paragraph-properties fo:text-align="start" style:justify-single-word="false"/>
      <style:text-properties style:font-name="Arial1" fo:font-size="13pt" fo:language="es" fo:country="ES" officeooo:rsid="0057e523" officeooo:paragraph-rsid="0057e523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Arial1" fo:font-size="13pt" fo:language="es" fo:country="ES" officeooo:rsid="005b0266" officeooo:paragraph-rsid="005b0266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3pt" fo:language="es" fo:country="ES" officeooo:rsid="005b0266" officeooo:paragraph-rsid="005b8226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13pt" fo:language="es" fo:country="ES" officeooo:rsid="005b0266" officeooo:paragraph-rsid="005bc522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style:font-name="Arial1" fo:font-size="13pt" fo:language="es" fo:country="ES" fo:font-weight="bold" officeooo:rsid="00610f06" officeooo:paragraph-rsid="00610f06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3pt" fo:language="es" fo:country="ES" fo:font-weight="bold" officeooo:rsid="00610f06" officeooo:paragraph-rsid="006198bb" style:font-size-asian="13pt" style:font-weight-asian="bold" style:font-size-complex="13pt" style:font-weight-complex="bold"/>
    </style:style>
    <style:style style:name="P35" style:family="paragraph" style:parent-style-name="Table_20_Contents">
      <style:text-properties style:font-name="Arial1" officeooo:rsid="0067c851" officeooo:paragraph-rsid="0067c851"/>
    </style:style>
    <style:style style:name="P36" style:family="paragraph" style:parent-style-name="Table_20_Contents">
      <style:text-properties officeooo:rsid="00707dda" officeooo:paragraph-rsid="00707dda"/>
    </style:style>
    <style:style style:name="P37" style:family="paragraph" style:parent-style-name="Table_20_Contents">
      <style:text-properties style:text-underline-style="solid" style:text-underline-width="auto" style:text-underline-color="font-color" officeooo:rsid="00707dda" officeooo:paragraph-rsid="00707dda"/>
    </style:style>
    <style:style style:name="P38" style:family="paragraph" style:parent-style-name="Table_20_Contents">
      <style:text-properties style:text-underline-style="none" officeooo:rsid="00707dda" officeooo:paragraph-rsid="00707dda"/>
    </style:style>
    <style:style style:name="P39" style:family="paragraph" style:parent-style-name="Table_20_Contents">
      <style:text-properties style:text-underline-style="none" officeooo:rsid="00707dda" officeooo:paragraph-rsid="00752ddf"/>
    </style:style>
    <style:style style:name="P40" style:family="paragraph" style:parent-style-name="Table_20_Contents">
      <style:text-properties style:text-underline-style="none" officeooo:rsid="00720284" officeooo:paragraph-rsid="00720284"/>
    </style:style>
    <style:style style:name="P41" style:family="paragraph" style:parent-style-name="Table_20_Contents">
      <style:text-properties style:text-underline-style="none" officeooo:rsid="00724d6e" officeooo:paragraph-rsid="00724d6e"/>
    </style:style>
    <style:style style:name="P42" style:family="paragraph" style:parent-style-name="Table_20_Contents">
      <style:text-properties style:text-underline-style="none" officeooo:rsid="00724d6e" officeooo:paragraph-rsid="00736afe"/>
    </style:style>
    <style:style style:name="P43" style:family="paragraph" style:parent-style-name="Table_20_Contents">
      <style:text-properties style:text-underline-style="none" officeooo:rsid="00736afe" officeooo:paragraph-rsid="00736afe"/>
    </style:style>
    <style:style style:name="T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5906bd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officeooo:rsid="005b8226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5bc522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fo:font-style="normal" style:text-underline-style="none" fo:font-weight="normal" officeooo:rsid="005b0266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fo:font-style="normal" style:text-underline-style="none" fo:font-weight="normal" officeooo:rsid="006015c0" style:font-style-asian="normal" style:font-weight-asian="normal" style:font-style-complex="normal" style:font-weight-complex="normal"/>
    </style:style>
    <style:style style:name="T7" style:family="text">
      <style:text-properties style:text-line-through-style="none" style:text-line-through-type="none" fo:font-style="normal" style:text-underline-style="none" fo:font-weight="normal" officeooo:rsid="006198bb" style:font-style-asian="normal" style:font-weight-asian="normal" style:font-style-complex="normal" style:font-weight-complex="normal"/>
    </style:style>
    <style:style style:name="T8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9" style:family="text">
      <style:text-properties officeooo:rsid="006015c0"/>
    </style:style>
    <style:style style:name="T10" style:family="text">
      <style:text-properties officeooo:rsid="0064f5b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67c851" style:font-weight-asian="normal" style:font-weight-complex="normal"/>
    </style:style>
    <style:style style:name="T13" style:family="text">
      <style:text-properties style:text-underline-style="none" fo:font-weight="normal" officeooo:rsid="006aea90" style:font-weight-asian="normal" style:font-weight-complex="normal"/>
    </style:style>
    <style:style style:name="T14" style:family="text">
      <style:text-properties style:text-underline-style="none" fo:font-weight="normal" officeooo:rsid="006bcb1e" style:font-weight-asian="normal" style:font-weight-complex="normal"/>
    </style:style>
    <style:style style:name="T15" style:family="text">
      <style:text-properties officeooo:rsid="0068faf9"/>
    </style:style>
    <style:style style:name="T16" style:family="text">
      <style:text-properties officeooo:rsid="006a0847"/>
    </style:style>
    <style:style style:name="T17" style:family="text">
      <style:text-properties officeooo:rsid="006bcb1e"/>
    </style:style>
    <style:style style:name="T18" style:family="text">
      <style:text-properties officeooo:rsid="006ccd74"/>
    </style:style>
    <style:style style:name="T19" style:family="text">
      <style:text-properties officeooo:rsid="006e35d8"/>
    </style:style>
    <style:style style:name="T20" style:family="text">
      <style:text-properties officeooo:rsid="00720284"/>
    </style:style>
    <style:style style:name="T21" style:family="text">
      <style:text-properties officeooo:rsid="00724d6e"/>
    </style:style>
    <style:style style:name="T22" style:family="text">
      <style:text-properties officeooo:rsid="00752ddf"/>
    </style:style>
    <style:style style:name="T23" style:family="text">
      <style:text-properties officeooo:rsid="0079a9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 text:c="7"/>Clase repaso <text:s text:c="19"/></text:p>
      <text:p text:style-name="P27"><text:s text:c="10"/>resume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 text:c="97"/>Jesús Blanco Miguez 1º Dam </text:p>
      <text:p text:style-name="P29"><text:soft-page-break/><text:span text:style-name="T1">XML → metalenguaje :</text:span><text:span text:style-name="T2">porque es un lenguaje que puede crear otros lenguajes</text:span></text:p>
      <text:p text:style-name="P1"/>
      <text:p text:style-name="P30"><text:span text:style-name="T2">XML→</text:span><text:span text:style-name="T1"> case sensitive</text:span></text:p>
      <text:p text:style-name="P2">&lt;persona&gt;&lt;/persona&gt;→ valido</text:p>
      <text:p text:style-name="P2">&lt;Persona&gt;&lt;/Persona&gt;→ valido</text:p>
      <text:p text:style-name="P2">&lt;Persona&gt;&lt;/persona&gt;→ no valido</text:p>
      <text:p text:style-name="P31"><text:span text:style-name="T1">&lt;persona-</text:span><text:span text:style-name="T3">persona</text:span><text:span text:style-name="T1">&gt;&lt;/persona-</text:span><text:span text:style-name="T3">persona</text:span><text:span text:style-name="T1">&gt;→ valido</text:span></text:p>
      <text:p text:style-name="P31"><text:span text:style-name="T1">&lt;persona_</text:span><text:span text:style-name="T3">persona</text:span><text:span text:style-name="T1">&gt;&lt;/persona_</text:span><text:span text:style-name="T3">persona</text:span><text:span text:style-name="T1">&gt;→ valido</text:span></text:p>
      <text:p text:style-name="P31"><text:span text:style-name="T1">&lt;persona.</text:span><text:span text:style-name="T3">persona</text:span><text:span text:style-name="T1">&gt;&lt;/persona.</text:span><text:span text:style-name="T3">persona</text:span><text:span text:style-name="T1">&gt;→ valido</text:span></text:p>
      <text:p text:style-name="P31"><text:span text:style-name="T1">&lt;persona:</text:span><text:span text:style-name="T3">persona</text:span><text:span text:style-name="T1">&gt;&lt;/persona:</text:span><text:span text:style-name="T3">persona</text:span><text:span text:style-name="T1">&gt;→ valido</text:span></text:p>
      <text:p text:style-name="P31"><text:span text:style-name="T1">&lt;persona</text:span><text:span text:style-name="T3">1</text:span><text:span text:style-name="T1">&gt;&lt;/persona</text:span><text:span text:style-name="T3">1</text:span><text:span text:style-name="T1">&gt;→ valido</text:span></text:p>
      <text:p text:style-name="P31"><text:span text:style-name="T1">&lt;</text:span><text:span text:style-name="T3">1</text:span><text:span text:style-name="T1">persona&gt;&lt;/</text:span><text:span text:style-name="T3">1</text:span><text:span text:style-name="T1">persona&gt;→ </text:span><text:span text:style-name="T3">no </text:span><text:span text:style-name="T1">valido</text:span></text:p>
      <text:p text:style-name="P4">&lt;persona&amp;persona&gt;&lt;/persona&amp;persona&gt;→no valido</text:p>
      <text:p text:style-name="P5">&lt; <text:s text:c="3"/>persona&gt;&lt;/ <text:s text:c="3"/>persona&gt;→ no valido</text:p>
      <text:p text:style-name="P5">&lt;_persona&gt;&lt;/_persona&gt;→ <text:s/>valido</text:p>
      <text:p text:style-name="P32"><text:span text:style-name="T3">&lt;persona <text:s/></text:span><text:span text:style-name="T4">persona</text:span><text:span text:style-name="T3">&gt;&lt;/persona <text:s text:c="2"/></text:span><text:span text:style-name="T4">persona</text:span><text:span text:style-name="T3">&gt;→ no valido</text:span></text:p>
      <text:p text:style-name="P5"/>
      <text:p text:style-name="P2">letras,números, - , . , : , _ <text:s text:c="4"/>usar esto es valido</text:p>
      <text:p text:style-name="P30"><text:span text:style-name="T1">&amp;, </text:span><text:span text:style-name="T4">espacio en blanco al inicio de la etiqueta o en el medio</text:span><text:span text:style-name="T1">,→ no valido</text:span></text:p>
      <text:p text:style-name="P2"/>
      <text:p text:style-name="P12">Elementos </text:p>
      <text:p text:style-name="P33"><text:span text:style-name="T8">→</text:span><text:span text:style-name="T1"> simple→ </text:span><text:span text:style-name="T5">&lt;!</text:span><text:span text:style-name="T6">ELEMNT elemento simple (#PCDATA)&gt;</text:span></text:p>
      <text:p text:style-name="P33"><text:span text:style-name="T1">→ vacíos→ </text:span><text:span text:style-name="T5">&lt;!</text:span><text:span text:style-name="T6">ELEMNT elemento </text:span><text:span text:style-name="T1">vacío</text:span><text:span text:style-name="T6"> </text:span><text:span text:style-name="T1">EMPTY</text:span><text:span text:style-name="T6">&gt;</text:span></text:p>
      <text:p text:style-name="P33"><text:span text:style-name="T1">→ compuestos→ </text:span><text:span text:style-name="T5">&lt;!</text:span><text:span text:style-name="T6">ELEMNT elemento compuesto <text:s/>(hijo</text:span><text:span text:style-name="T7">1</text:span><text:span text:style-name="T6">,hijo</text:span><text:span text:style-name="T7">2</text:span><text:span text:style-name="T6">,hijo</text:span><text:span text:style-name="T7">3</text:span><text:span text:style-name="T6">...)&gt;</text:span></text:p>
      <text:p text:style-name="P34"><text:span text:style-name="T1">→ mixtos→ </text:span><text:span text:style-name="T5">&lt;!</text:span><text:span text:style-name="T6">ELEMNT </text:span><text:span text:style-name="T1">elemento </text:span><text:span text:style-name="T7">mixto</text:span><text:span text:style-name="T1"> </text:span><text:span text:style-name="T7">(</text:span><text:span text:style-name="T6">#PCDATA</text:span><text:span text:style-name="T7">|</text:span><text:span text:style-name="T6">hijo</text:span><text:span text:style-name="T7">1|</text:span><text:span text:style-name="T6">hijo</text:span><text:span text:style-name="T7">2|</text:span><text:span text:style-name="T6">hijo</text:span><text:span text:style-name="T7">3|</text:span><text:span text:style-name="T6">)&gt;</text:span></text:p>
      <text:p text:style-name="P3"/>
      <text:p text:style-name="P13">Cardinalidad</text:p>
      <text:p text:style-name="P13"/>
      <text:p text:style-name="P8">(ciudad) → único , obligatorio</text:p>
      <text:p text:style-name="P6">(ciudad) + → uno o muchos → oblig<text:span text:style-name="T9">atorio</text:span>/múltiple</text:p>
      <text:p text:style-name="P6">(ciudad) * → cero o muchos → opcional/múltiple</text:p>
      <text:p text:style-name="P7">(ciudad) ? → <text:span text:style-name="T9">único</text:span>/<text:span text:style-name="T9">opcional</text:span></text:p>
      <text:p text:style-name="P9">(ciudad | pueblo)→ uno o otro → obligatorio uno de los dos</text:p>
      <text:p text:style-name="P9">(c<text:span text:style-name="T16">i</text:span>udad<text:span text:style-name="T23">+</text:span> | pueblo<text:span text:style-name="T23">+</text:span>)→ (uno o otro)multiples veces</text:p>
      <text:p text:style-name="P9">ejemplo:&lt;ciudad&gt;&lt;ciudad&gt;&lt;<text:span text:style-name="T10">pueblo&gt;&lt;ciudad&gt;&lt;pueblo&gt;&lt;pueblo&gt;</text:span></text:p>
      <text:p text:style-name="P6"/>
      <text:p text:style-name="P14"><text:s text:c="172"/></text:p>
      <text:p text:style-name="P15"><text:span text:style-name="T12">e</text:span><text:span text:style-name="T11">jemplo</text:span></text:p>
      <text:p text:style-name="P17"/>
      <text:p text:style-name="P15"><text:span text:style-name="T11">&lt;!</text:span><text:span text:style-name="T13">ELEMENT país EMPTY/&gt;</text:span></text:p>
      <text:p text:style-name="P10">&lt;!ATTLIST <text:s/>país <text:s/>nombre CDATA <text:s/>#REQUIRED&gt;</text:p>
      <text:p text:style-name="P15"><text:span text:style-name="T11">&lt;!ATTLIST <text:s/>país </text:span><text:span text:style-name="T13"><text:s/>superficie</text:span><text:span text:style-name="T11"> CDATA <text:s/>#</text:span><text:span text:style-name="T13">IMPLIED</text:span><text:span text:style-name="T11">&gt;</text:span></text:p>
      <text:p text:style-name="P16"><text:span text:style-name="T11">&lt;!ATTLIST <text:s/>país </text:span><text:span text:style-name="T13"><text:s/>superficie</text:span><text:span text:style-name="T11"> CDATA <text:s/>#</text:span><text:span text:style-name="T14">FIXED “valor”</text:span><text:span text:style-name="T11">&gt;</text:span></text:p>
      <text:p text:style-name="P22"><text:s text:c="137"/></text:p>
      <text:p text:style-name="P14"/>
      <text:p text:style-name="P14"/>
      <text:p text:style-name="P14"/>
      <text:p text:style-name="P14"/>
      <text:p text:style-name="P14"><text:soft-page-break/>Declaración de atributos</text:p>
      <text:p text:style-name="P11"/>
      <text:p text:style-name="P14"><text:span text:style-name="T11">&lt;!ATTLIST <text:s/>nombre_elemento <text:s text:c="2"/>nombre_atributo <text:s/>características o</text:span><text:span text:style-name="T12">b</text:span><text:span text:style-name="T11">ligator</text:span><text:span text:style-name="T12">iedad/&gt;</text:span></text:p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Table_20_Contents"/>
              <text:p text:style-name="Table_20_Contents"/>
              <text:p text:style-name="P35">características</text:p>
              <text:p text:style-name="Table_20_Contents"/>
            </table:table-cell>
            <table:table-cell table:style-name="Tabla1.A1" office:value-type="string">
              <text:p text:style-name="P23"/>
              <text:p text:style-name="P23"/>
              <text:p text:style-name="P23">tipo de datos</text:p>
            </table:table-cell>
            <table:table-cell table:style-name="Tabla1.C1" office:value-type="string">
              <text:p text:style-name="P23">Enumeración <text:s/><text:span text:style-name="T15">|</text:span> <text:s text:c="4"/>(España|Portugal|Francia|Italia)</text:p>
              <text:p text:style-name="P23">CDATA <text:s text:c="11"/><text:span text:style-name="T15">|</text:span> <text:s text:c="2"/><text:span text:style-name="T17">cualquier carácter</text:span> </text:p>
              <text:p text:style-name="P23">NMTOKEN <text:s text:c="5"/><text:span text:style-name="T15">|</text:span> <text:span text:style-name="T17">solo acepta letras , números, . , : , - , _</text:span></text:p>
              <text:p text:style-name="P25">NMTOKENS <text:s text:c="3"/>|<text:span text:style-name="T17">solo acepta letras , números, . , : , - , _ </text:span>y espacio en blanco</text:p>
              <text:p text:style-name="P24">ID <text:s text:c="19"/><text:span text:style-name="T15">|</text:span></text:p>
              <text:p text:style-name="P24"><text:span text:style-name="T18">IDREFS</text:span> <text:s text:c="10"/><text:span text:style-name="T18">| <text:s/></text:span><text:span text:style-name="T19">permite tambien espacios en blanco</text:span></text:p>
              <text:p text:style-name="P23">IDRE<text:span text:style-name="T17">F </text:span><text:s text:c="12"/><text:span text:style-name="T15">|</text:span> <text:s/><text:span text:style-name="T18">es como una fk en una base de datos</text:span></text:p>
            </table:table-cell>
          </table:table-row>
        </table:table-header-rows>
      </table:table>
      <text:p text:style-name="P19"/>
      <table:table table:name="Tabla2" table:style-name="Tabla2">
        <table:table-column table:style-name="Tabla2.A"/>
        <table:table-column table:style-name="Tabla2.B"/>
        <table:table-header-rows>
          <table:table-row table:style-name="Tabla2.1">
            <table:table-cell table:style-name="Tabla2.A1" office:value-type="string">
              <text:p text:style-name="P20"/>
              <text:p text:style-name="P20"/>
              <text:p text:style-name="P20"/>
              <text:p text:style-name="P20"/>
              <text:p text:style-name="P20"/>
              <text:p text:style-name="P20"/>
              <text:p text:style-name="P20"/>
              <text:p text:style-name="P20"/>
              <text:p text:style-name="P20"/>
              <text:p text:style-name="P20">Elementos <text:s/></text:p>
              <text:p text:style-name="P20">atributos</text:p>
              <text:p text:style-name="P20">entidades</text:p>
            </table:table-cell>
            <table:table-cell table:style-name="Tabla2.B1" office:value-type="string">
              <text:p text:style-name="P36"/>
              <text:p text:style-name="P36"><text:span text:style-name="T21">P</text:span>redefinidas</text:p>
              <text:p text:style-name="P37"><text:s text:c="130"/></text:p>
              <text:p text:style-name="P38"><text:span text:style-name="T21">D</text:span>efinidas por el desarrollador</text:p>
              <text:p text:style-name="P38">→a) “simples”, de texto</text:p>
              <text:p text:style-name="P40">ejemplo:</text:p>
              <text:p text:style-name="P40"/>
              <text:p text:style-name="P38"><text:s/><text:span text:style-name="T20">DTD→ </text:span>&lt;!ENTITY <text:span text:style-name="T20">saludo “Hola que tal”</text:span></text:p>
              <text:p text:style-name="P40">XML→ &lt;mensaje&gt;</text:p>
              <text:p text:style-name="P40"><text:s text:c="21"/>&lt;telefono&gt;….&lt;/...&gt;</text:p>
              <text:p text:style-name="P40"><text:s text:c="27"/>&lt;contenido&gt;&amp;saludo;&lt;/...&gt;</text:p>
              <text:p text:style-name="P40"/>
              <text:p text:style-name="P39">→b)Parametricas<text:span text:style-name="T22"> </text:span></text:p>
              <text:p text:style-name="P38"/>
              <text:p text:style-name="P38"><text:span text:style-name="T21">1º Se emplean solo en el DTD </text:span><text:span text:style-name="T22">y este tiene que ser externo.</text:span></text:p>
              <text:p text:style-name="P38"/>
              <text:p text:style-name="P41">2º Declaracion (DTD)</text:p>
              <text:p text:style-name="P41"/>
              <text:p text:style-name="P41"><text:s text:c="6"/>&lt;!ENTITY % <text:s/>nombre <text:s text:c="2"/>“valor_al_que_sustitulle”&gt;</text:p>
              <text:p text:style-name="P41"/>
              <text:p text:style-name="P43">ejemplo:</text:p>
              <text:p text:style-name="P43"/>
              <text:p text:style-name="P43">&lt;!ENTITY % elemento_simple “(#PCDATA)”&gt;</text:p>
              <text:p text:style-name="P41"/>
              <text:p text:style-name="P42">3º Uso (DTD): </text:p>
              <text:p text:style-name="P42"/>
              <text:p text:style-name="P43">ejemplo:</text:p>
              <text:p text:style-name="P43"/>
              <text:p text:style-name="P43">&lt;!ELEMENT empresa %elemento_simple;&gt;</text:p>
            </table:table-cell>
          </table:table-row>
        </table:table-header-rows>
      </table:table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8:21:49.332000000</meta:creation-date>
    <dc:date>2023-04-11T08:52:38.568000000</dc:date>
    <meta:editing-duration>PT9H49M29S</meta:editing-duration>
    <meta:editing-cycles>23</meta:editing-cycles>
    <meta:generator>LibreOffice/7.3.4.2$Windows_X86_64 LibreOffice_project/728fec16bd5f605073805c3c9e7c4212a0120dc5</meta:generator>
    <meta:document-statistic meta:table-count="2" meta:image-count="0" meta:object-count="0" meta:page-count="4" meta:paragraph-count="72" meta:word-count="301" meta:character-count="3010" meta:non-whitespace-character-count="2043"/>
  </office:meta>
</office:document-meta>
</file>